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 style:master-page-name="Standard">
      <style:paragraph-properties fo:margin-top="0.494cm" fo:margin-bottom="0.494cm" style:contextual-spacing="false" fo:line-height="100%" style:page-number="auto"/>
    </style:style>
    <style:style style:name="P2" style:family="paragraph" style:parent-style-name="Standard" style:list-style-name="">
      <style:paragraph-properties fo:margin-top="0cm" fo:margin-bottom="0.397cm" style:contextual-spacing="false" style:line-height-at-least="0.508cm" fo:background-color="#ffffff">
        <style:background-image/>
      </style:paragraph-properties>
    </style:style>
    <style:style style:name="P3" style:family="paragraph" style:parent-style-name="Standard" style:list-style-name="">
      <style:paragraph-properties fo:margin-top="0cm" fo:margin-bottom="0.397cm" style:contextual-spacing="false" style:line-height-at-least="0.508cm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 style:parent-style-name="Standard">
      <style:paragraph-properties fo:margin-top="0cm" fo:margin-bottom="0cm" style:contextual-spacing="false" fo:line-height="100%" fo:background-color="#f8f8f8" fo:padding-left="0.282cm" fo:padding-right="0.282cm" fo:padding-top="0.176cm" fo:padding-bottom="0.176cm" fo:border="0.74pt solid #cccc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T1" style:family="text">
      <style:text-properties style:font-name="Times New Roman" fo:font-size="13.5pt" fo:language="en" fo:country="US" fo:font-weight="bold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T2" style:family="text">
      <style:text-properties style:font-name="Times New Roman" fo:font-size="12pt" fo:language="en" fo:country="US" style:font-name-asian="Times New Roman1" style:font-size-asian="12pt" style:language-asian="es" style:country-asian="ES" style:font-name-complex="Times New Roman1" style:font-size-complex="12pt"/>
    </style:style>
    <style:style style:name="T3" style:family="text">
      <style:text-properties style:font-name="Times New Roman" fo:font-size="12pt" fo:language="en" fo:country="US" fo:font-style="italic" style:font-name-asian="Times New Roman1" style:font-size-asian="12pt" style:language-asian="es" style:country-asian="ES" style:font-style-asian="italic" style:font-name-complex="Times New Roman1" style:font-size-complex="12pt" style:font-style-complex="italic"/>
    </style:style>
    <style:style style:name="T4" style:family="text">
      <style:text-properties fo:color="#646464" style:font-name="Verdana" fo:font-size="14.5pt" fo:language="en" fo:country="US" style:font-name-asian="Times New Roman1" style:font-size-asian="14.5pt" style:language-asian="es" style:country-asian="ES" style:font-name-complex="Times New Roman1" style:font-size-complex="14.5pt"/>
    </style:style>
    <style:style style:name="T5" style:family="text">
      <style:text-properties fo:color="#646464" style:font-name="Times New Roman" fo:font-size="14.5pt" fo:language="en" fo:country="US" style:font-name-asian="Times New Roman1" style:font-size-asian="14.5pt" style:language-asian="es" style:country-asian="ES" style:font-name-complex="Times New Roman1" style:font-size-complex="14.5pt"/>
    </style:style>
    <style:style style:name="T6" style:family="text">
      <style:text-properties fo:color="#3c3c3c" style:font-name="Times New Roman" fo:font-size="12pt" fo:language="en" fo:country="US" style:font-name-asian="Times New Roman1" style:font-size-asian="12pt" style:language-asian="es" style:country-asian="ES" style:font-name-complex="Times New Roman1" style:font-size-complex="12pt"/>
    </style:style>
    <style:style style:name="T7" style:family="text">
      <style:text-properties style:font-name="Courier New" fo:language="en" fo:country="US" style:font-name-asian="Times New Roman1" style:language-asian="es" style:country-asian="ES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text:span text:style-name="T1">MongoDB course note 3 </text:span></text:h>
      <text:h text:style-name="P2" text:outline-level="2"><text:span text:style-name="T4">MongoDB Schema Design</text:span></text:h>
      <text:p text:style-name="P4"><text:span text:style-name="T2">What's the single most important factor in designing your application schema within MongoDB?</text:span></text:p>
      <text:p text:style-name="P4"><text:span text:style-name="T6">Matching the data access patterns of your application.<text:line-break/></text:span></text:p>
      <text:h text:style-name="P3" text:outline-level="2"><text:span text:style-name="T5">Mongo Design for Blog</text:span></text:h>
      <text:p text:style-name="P4"><text:span text:style-name="T2">Which data access pattern is not well supported by the blog schema?</text:span></text:p>
      <text:p text:style-name="P4"><text:span text:style-name="T6">Providing a table of contents by tag (need aggregation to group it)<text:line-break/></text:span></text:p>
      <text:h text:style-name="P3" text:outline-level="2"><text:span text:style-name="T5">Living Without Constraints</text:span></text:h>
      <text:p text:style-name="P4"><text:span text:style-name="T2">What does Living Without Constraints refer to?</text:span></text:p>
      <text:p text:style-name="P4"><text:span text:style-name="T6">Keeping your data consistent even though MongoDB lacks foreign key constraints<text:line-break/></text:span></text:p>
      <text:h text:style-name="P3" text:outline-level="2"><text:span text:style-name="T5">Living without Transactions</text:span></text:h>
      <text:p text:style-name="P4"><text:span text:style-name="T2">Which of the following operations operate atomically within a single document? Check all that apply.</text:span></text:p>
      <text:p text:style-name="P4"><text:span text:style-name="T6">UpdatefindAndModify$addToSet (within an update)$push within an update<text:line-break/></text:span></text:p>
      <text:h text:style-name="P3" text:outline-level="2"><text:span text:style-name="T5">One to One Relations</text:span></text:h>
      <text:p text:style-name="P4"><text:span text:style-name="T2">What's a good reason you might want to keep two documents that are related to each other one-to-one in separate collections? Check all that apply.</text:span></text:p>
      <text:p text:style-name="P4"><text:span text:style-name="T6">To reduce the working set size of your application.Because the combined size of the documents would be larger than 16MB<text:line-break/></text:span></text:p>
      <text:h text:style-name="P3" text:outline-level="2"><text:span text:style-name="T5">One To Many Relations</text:span></text:h>
      <text:p text:style-name="P4"><text:span text:style-name="T2">When is it recommended to represent a one to many relationship in multiple collections?</text:span></text:p>
      <text:p text:style-name="P4"><text:span text:style-name="T6">Whenever the many is large<text:line-break/></text:span></text:p>
      <text:h text:style-name="P3" text:outline-level="2"><text:span text:style-name="T5">Trees</text:span></text:h>
      <text:p text:style-name="P4"><text:span text:style-name="T2">Given the following typical document for a e-commerce category hierarchy collection called </text:span><text:span text:style-name="T3">categories</text:span></text:p>
      <text:p text:style-name="P5"><text:span text:style-name="T7">{</text:span></text:p>
      <text:p text:style-name="P5"><text:span text:style-name="T7"><text:s text:c="2"/>_id: 34,</text:span></text:p>
      <text:p text:style-name="P5"><text:span text:style-name="T7"><text:s text:c="2"/>name : "Snorkeling",</text:span></text:p>
      <text:p text:style-name="P5"><text:span text:style-name="T7"><text:s text:c="2"/>parent_id: 12,</text:span></text:p>
      <text:p text:style-name="P5"><text:span text:style-name="T7"><text:s text:c="2"/>ancestors: [12, 35, 90]</text:span></text:p>
      <text:p text:style-name="P5"><text:span text:style-name="T7">}</text:span></text:p>
      <text:p text:style-name="P4"><text:soft-page-break/><text:span text:style-name="T2">Which query will find all descendants of the snorkeling category?</text:span><text:span text:style-name="T6">db.categories.find({ancestors:34})<text:line-break/></text:span></text:p>
      <text:h text:style-name="P3" text:outline-level="2"><text:span text:style-name="T5">Handling Blobs</text:span></text:h>
      <text:p text:style-name="P4"><text:span text:style-name="T2">Which of the following statements are true about GridFS</text:span></text:p>
      <text:p text:style-name="P4"><text:span text:style-name="T6">GridFS stores large blobs in two collections, one for metadata and one for the blob chunk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/>
    <style:style style:name="Heading_20_3" style:display-name="Heading 3" style:family="paragraph" style:parent-style-name="Standard" style:default-outline-level="3" style:list-style-name="" style:class="text"/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avarro</meta:initial-creator>
    <dc:creator>janavarro</dc:creator>
    <meta:editing-cycles>3</meta:editing-cycles>
    <meta:creation-date>2014-03-01T19:57:00</meta:creation-date>
    <dc:date>2014-03-03T15:12:00</dc:date>
    <meta:editing-duration>PT1S</meta:editing-duration>
    <meta:generator>LibreOffice/4.2.1.1$Windows_x86 LibreOffice_project/d7dbbd7842e6a58b0f521599204e827654e1fb8b</meta:generator>
    <meta:document-statistic meta:table-count="0" meta:image-count="0" meta:object-count="0" meta:page-count="2" meta:paragraph-count="31" meta:word-count="238" meta:character-count="1556" meta:non-whitespace-character-count="1333"/>
    <meta:user-defined meta:name="AppVersion">12.0000</meta:user-defined>
    <meta:user-defined meta:name="Company">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